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Roya" svg:font-family="IRRoya"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6.925in"/>
    </style:style>
    <style:style style:name="Table1.A1" style:family="table-cell">
      <style:table-cell-properties fo:padding="0in" fo:border="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6.925in"/>
    </style:style>
    <style:style style:name="Table3.A1" style:family="table-cell">
      <style:table-cell-properties fo:padding="0in" fo:border="none"/>
    </style:style>
    <style:style style:name="Table3.A2" style:family="table-cell">
      <style:table-cell-properties style:vertical-align="middle" fo:padding="0in" fo:border="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6.925in" table:align="left" fo:background-color="#ffffff">
        <style:background-image/>
      </style:table-properties>
    </style:style>
    <style:style style:name="Table5.A" style:family="table-column">
      <style:table-column-properties style:column-width="6.925in"/>
    </style:style>
    <style:style style:name="Table5.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5.A2" style:family="table-cell">
      <style:table-cell-properties style:vertical-align="middle" fo:padding-left="0in" fo:padding-right="0in" fo:padding-top="0.0833in" fo:padding-bottom="0in" fo:border-left="none" fo:border-right="none" fo:border-top="0.05pt solid #dddddd" fo:border-bottom="none"/>
    </style:style>
    <style:style style:name="Table5.A4" style:family="table-cell">
      <style:table-cell-properties style:vertical-align="middle" fo:padding-left="0in" fo:padding-right="0in" fo:padding-top="0.0833in" fo:padding-bottom="0in" fo:border-left="none" fo:border-right="none" fo:border-top="0.05pt solid #dddddd" fo:border-bottom="none"/>
    </style:style>
    <style:style style:name="P1" style:family="paragraph" style:parent-style-name="Table_20_Contents">
      <style:paragraph-properties fo:margin-left="0in" fo:margin-right="0.0311in" fo:line-height="142%" fo:text-align="end" style:justify-single-word="false" fo:text-indent="0in" style:auto-text-indent="false"/>
    </style:style>
    <style:style style:name="P2" style:family="paragraph" style:parent-style-name="Table_20_Contents">
      <style:paragraph-properties fo:margin-left="0.2602in" fo:margin-right="0in" fo:line-height="142%" fo:text-indent="0in" style:auto-text-indent="false"/>
    </style:style>
    <style:style style:name="P3"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02124" loext:opacity="100%" style:font-name="IRZar" fo:font-size="11pt" fo:letter-spacing="normal" fo:font-style="normal" fo:font-weight="normal" officeooo:rsid="0013d15b" officeooo:paragraph-rsid="000c9729" style:font-size-asian="11pt" style:font-weight-asian="normal" style:font-name-complex="IRZar" style:font-size-complex="11pt" style:font-style-complex="normal" style:font-weight-complex="normal"/>
    </style:style>
    <style:style style:name="P4" style:family="paragraph" style:parent-style-name="Table_20_Contents">
      <style:paragraph-properties fo:margin-left="0.2602in" fo:margin-right="0in" fo:line-height="142%" fo:text-indent="0in" style:auto-text-indent="false"/>
    </style:style>
    <style:style style:name="P5" style:family="paragraph" style:parent-style-name="Table_20_Contents">
      <style:paragraph-properties fo:line-height="142%" fo:text-align="end" style:justify-single-word="false"/>
      <style:text-properties fo:color="#000000" loext:opacity="100%" style:font-name="IRZar" fo:font-size="11pt" style:font-size-asian="11pt" style:font-name-complex="IRZar" style:font-size-complex="11pt"/>
    </style:style>
    <style:style style:name="P6" style:family="paragraph" style:parent-style-name="Table_20_Contents">
      <style:paragraph-properties fo:line-height="142%" fo:text-align="end" style:justify-single-word="false"/>
      <style:text-properties fo:color="#000000" loext:opacity="100%" style:font-name="IRZar" style:font-name-complex="IRZar"/>
    </style:style>
    <style:style style:name="P7" style:family="paragraph" style:parent-style-name="Table_20_Contents">
      <style:text-properties style:font-name="IRZar" fo:font-size="2pt" style:font-size-asian="2pt" style:font-name-complex="IRZar" style:font-size-complex="2pt"/>
    </style:style>
    <style:style style:name="P8" style:family="paragraph" style:parent-style-name="Text_20_body">
      <style:text-properties fo:font-variant="normal" fo:text-transform="none" fo:color="#202124" loext:opacity="100%" style:font-name="IRZar" fo:font-size="11pt" fo:letter-spacing="normal" fo:font-style="normal" style:font-size-asian="11pt" style:font-name-complex="IRZar" style:font-size-complex="11pt" style:font-style-complex="normal"/>
    </style:style>
    <style:style style:name="P9" style:family="paragraph" style:parent-style-name="Text_20_body">
      <style:text-properties fo:font-variant="normal" fo:text-transform="none" fo:color="#202124" loext:opacity="100%" style:font-name="IRZar" fo:letter-spacing="normal" fo:font-style="normal" style:font-name-complex="IRZar" style:font-style-complex="normal"/>
    </style:style>
    <style:style style:name="T1" style:family="text">
      <style:text-properties fo:color="#000000" loext:opacity="100%" style:font-name="IRZar" fo:font-size="11pt" style:font-size-asian="11pt" style:font-name-complex="IRZar" style:font-size-complex="11pt"/>
    </style:style>
    <style:style style:name="T2" style:family="text">
      <style:text-properties fo:color="#000000" loext:opacity="100%" fo:font-size="11pt" style:font-size-asian="11pt" style:font-size-complex="11pt"/>
    </style:style>
    <style:style style:name="T3" style:family="text">
      <style:text-properties fo:color="#000000" loext:opacity="100%" style:font-name="IRZar" fo:font-size="11pt" style:font-size-asian="11pt" style:font-name-complex="IRZar" style:font-size-complex="11pt"/>
    </style:style>
    <style:style style:name="T4" style:family="text">
      <style:text-properties fo:color="#0000ff" loext:opacity="100%" style:text-line-through-style="none" style:text-line-through-type="none" style:font-name="IRZar" fo:font-size="11pt" style:text-underline-style="none" style:text-blinking="false" style:font-size-asian="11pt" style:font-name-complex="IRZar" style:font-size-complex="11pt"/>
    </style:style>
    <style:style style:name="T5" style:family="text">
      <style:text-properties fo:color="#0000ff" loext:opacity="100%" style:text-line-through-style="none" style:text-line-through-type="none" fo:font-size="11pt" style:text-underline-style="none" style:text-blinking="false" style:font-size-asian="11pt" style:font-size-complex="11pt"/>
    </style:style>
    <style:style style:name="T6" style:family="text">
      <style:text-properties fo:color="#0000ff" loext:opacity="100%" style:text-line-through-style="none" style:text-line-through-type="none" style:font-name="IRZar" fo:font-size="11pt" style:text-underline-style="none" style:text-blinking="false" style:font-size-asian="11pt" style:font-name-complex="IRZar" style:font-size-complex="11pt"/>
    </style:style>
    <style:style style:name="T7" style:family="text">
      <style:text-properties fo:color="#18285c" loext:opacity="100%" style:text-line-through-style="none" style:text-line-through-type="none" style:text-underline-style="none" style:text-blinking="false"/>
    </style:style>
    <style:style style:name="T8" style:family="text">
      <style:text-properties fo:color="#18285c" loext:opacity="100%" style:text-line-through-style="none" style:text-line-through-type="none" style:text-underline-style="none" style:text-blinking="false" loext:padding="0in" loext:border="none"/>
    </style:style>
    <style:style style:name="T9" style:family="text">
      <style:text-properties fo:color="#18285c" loext:opacity="100%" style:text-line-through-style="none" style:text-line-through-type="none" style:font-name="IRZar" style:text-underline-style="none" style:text-blinking="false" style:font-name-complex="IRZar"/>
    </style:style>
    <style:style style:name="T10" style:family="text">
      <style:text-properties fo:color="#18285c" loext:opacity="100%" style:text-line-through-style="none" style:text-line-through-type="none" style:font-name="IRZar" fo:font-size="11pt" style:text-underline-style="none" style:text-blinking="false" style:font-size-asian="11pt" style:font-name-complex="IRZar" style:font-size-complex="11pt"/>
    </style:style>
    <style:style style:name="T11" style:family="text">
      <style:text-properties fo:color="#18285c" loext:opacity="100%" style:text-line-through-style="none" style:text-line-through-type="none" fo:font-size="11pt" style:text-underline-style="none" style:text-blinking="false" style:font-size-asian="11pt" style:font-size-complex="11pt"/>
    </style:style>
    <style:style style:name="T12" style:family="text">
      <style:text-properties fo:color="#18285c" loext:opacity="100%" style:text-line-through-style="none" style:text-line-through-type="none" style:font-name="IRZar" fo:font-size="11pt" style:text-underline-style="none" style:text-blinking="false" style:font-size-asian="11pt" style:font-name-complex="IRZar" style:font-size-complex="11pt"/>
    </style:style>
    <style:style style:name="T13" style:family="text">
      <style:text-properties fo:color="#18285c" loext:opacity="100%" style:text-line-through-style="none" style:text-line-through-type="none" style:font-name="IRZar" style:text-underline-style="none" style:text-blinking="false" style:font-name-complex="IRZar"/>
    </style:style>
    <style:style style:name="T14" style:family="text">
      <style:text-properties fo:color="#18285c" loext:opacity="100%" style:text-line-through-style="none" style:text-line-through-type="none" style:font-name="IRZar" style:text-underline-style="none" style:text-blinking="false" style:font-name-complex="IRZar" loext:padding="0in" loext:border="none"/>
    </style:style>
    <style:style style:name="T15" style:family="text">
      <style:text-properties fo:color="#444444" loext:opacity="100%" fo:font-style="italic"/>
    </style:style>
    <style:style style:name="T16" style:family="text">
      <style:text-properties fo:color="#444444" loext:opacity="100%" style:font-name="IRZar" fo:font-style="italic" style:font-name-complex="IRZar"/>
    </style:style>
    <style:style style:name="T17" style:family="text">
      <style:text-properties fo:color="#444444" loext:opacity="100%" style:font-name="IRZar" fo:font-size="11pt" fo:font-style="italic" style:font-size-asian="11pt" style:font-name-complex="IRZar" style:font-size-complex="11pt"/>
    </style:style>
    <style:style style:name="T18" style:family="text">
      <style:text-properties fo:color="#444444" loext:opacity="100%" fo:font-size="11pt" fo:font-style="italic" style:font-size-asian="11pt" style:font-size-complex="11pt"/>
    </style:style>
    <style:style style:name="T19" style:family="text">
      <style:text-properties fo:color="#444444" loext:opacity="100%" style:font-name="IRZar" fo:font-size="11pt" fo:font-style="italic" style:font-size-asian="11pt" style:font-name-complex="IRZar" style:font-size-complex="11pt"/>
    </style:style>
    <style:style style:name="T20" style:family="text">
      <style:text-properties fo:color="#444444" loext:opacity="100%" style:font-name="IRZar" fo:font-style="italic" style:font-name-complex="IRZar"/>
    </style:style>
    <style:style style:name="T21" style:family="text">
      <style:text-properties style:font-name="IRZar" style:font-name-complex="IRZar"/>
    </style:style>
    <style:style style:name="T22" style:family="text">
      <style:text-properties fo:color="#000080" loext:opacity="100%" style:text-line-through-style="none" style:text-line-through-type="none" style:font-name="IRZar" style:text-underline-style="solid" style:text-underline-width="auto" style:text-underline-color="font-color" style:text-blinking="false" style:font-name-complex="IRZar" loext:padding="0in" loext:border="none"/>
    </style:style>
    <style:style style:name="T23" style:family="text">
      <style:text-properties fo:color="#000080" loext:opacity="100%" style:text-line-through-style="none" style:text-line-through-type="none" style:font-name="IRZar" style:text-underline-style="solid" style:text-underline-width="auto" style:text-underline-color="font-color" style:text-blinking="false" style:font-name-complex="IRZ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2"><text:a xlink:type="simple" xlink:href="http://www.farsidic.com/en/lang/enfa/pile%20(1)" text:style-name="Internet_20_link" text:visited-style-name="Visited_20_Internet_20_Link"><text:span text:style-name="T21">Pile (1)</text:span></text:a><text:span text:style-name="T10"> </text:span><text:span text:style-name="T17">noun, intransitive verb, transitive verb\pīl\</text:span></text:p>
                </table:table-cell>
              </table:table-row>
              <table:table-row>
                <table:table-cell table:style-name="Table2.A2" office:value-type="string">
                  <text:p text:style-name="P1"><text:span text:style-name="T1">توده (به ویژه چیزهای هم نوع)، کومه، کوت، تل، کوهه، کندله، انباشته، کپه ،(آیین مرده سوزی) تل هیزم ،(عامیانه) مقدار زیاد، یک عالمه ،(عامیانه) پول زیاد، ثروت هنگفت ،توده کردن یا شدن، تلنبار کردن، انباشتن، کپه کردن، تل ساختن، کوت کردن، کومه کردن ،(با: </text:span><text:a xlink:type="simple" xlink:href="http://www.farsidic.com/farsidic/en/lang/EnFa/onto" text:style-name="Internet_20_link" text:visited-style-name="Visited_20_Internet_20_Link"><text:span text:style-name="T4">onto</text:span></text:a><text:span text:style-name="T1">‏ یا</text:span><text:a xlink:type="simple" xlink:href="http://www.farsidic.com/farsidic/en/lang/EnFa/with" text:style-name="Internet_20_link" text:visited-style-name="Visited_20_Internet_20_Link"><text:span text:style-name="T4">with</text:span></text:a><text:span text:style-name="T1">‏) پر کردن، بار کردن ،(دسته جمعی و به طور نامنظم) آمدن، رفتن، خارج شدن، وارد شدن ،(اغلب با: </text:span><text:a xlink:type="simple" xlink:href="http://www.farsidic.com/farsidic/en/lang/EnFa/up" text:style-name="Internet_20_link" text:visited-style-name="Visited_20_Internet_20_Link"><text:span text:style-name="T4">up</text:span></text:a><text:span text:style-name="T1">‏) گرد آوردن ،بنای بزرگ، عمارت مجلل، ساختمان عظیم ،(برق) پیل الکتریکی، باتری، قوه ،(قدیمی) واکنشگر هسته‌ای، راکتور اتمی</text:span></text:p>
                </table:table-cell>
              </table:table-row>
              <table:table-row>
                <table:table-cell table:style-name="Table2.A1" office:value-type="string">
                  <text:p text:style-name="P2"><text:a xlink:type="simple" xlink:href="http://www.farsidic.com/en/lang/enfa/pile%20(2)" text:style-name="Internet_20_link" text:visited-style-name="Visited_20_Internet_20_Link"><text:span text:style-name="T21">Pile (2)</text:span></text:a><text:span text:style-name="T10"> </text:span><text:span text:style-name="T17">noun \pīl\</text:span></text:p>
                </table:table-cell>
              </table:table-row>
              <table:table-row>
                <table:table-cell table:style-name="Table2.A4" office:value-type="string">
                  <text:p text:style-name="P5">پرز ،کرک، موی نرم</text:p>
                </table:table-cell>
              </table:table-row>
              <table:table-row>
                <table:table-cell table:style-name="Table2.A1" office:value-type="string">
                  <text:p text:style-name="P2"><text:a xlink:type="simple" xlink:href="http://www.farsidic.com/en/lang/enfa/pile%20(3)" text:style-name="Internet_20_link" text:visited-style-name="Visited_20_Internet_20_Link"><text:span text:style-name="T21">Pile (3)</text:span></text:a><text:span text:style-name="T10"> </text:span><text:span text:style-name="T17">noun, transitive verb \pīl\</text:span></text:p>
                </table:table-cell>
              </table:table-row>
              <table:table-row>
                <table:table-cell table:style-name="Table2.A6" office:value-type="string">
                  <text:p text:style-name="P5">(پایه‌ی چوبی یا فلزی یا بتونی پل و اسکله و غیره که در خاک یا ته آب فرو می‌کنند) پایه، خرپا، پیل پا، ستون پل، تیر پایه ،خرپا بر زمین کار گذاشتن، پایه گذاری کردن</text:p>
                </table:table-cell>
              </table:table-row>
            </table:table>
          </table:table-cell>
        </table:table-row>
      </table:table>
      <text:p text:style-name="P8"/>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P2"><text:a xlink:type="simple" xlink:href="http://www.farsidic.com/en/lang/enfa/scrap%20(1)" text:style-name="Internet_20_link" text:visited-style-name="Visited_20_Internet_20_Link"><text:span text:style-name="T21">Scrap (1)</text:span></text:a><text:span text:style-name="T9"> </text:span><text:span text:style-name="T16">noun, adjective, transitive verb \skrap\</text:span></text:p>
                </table:table-cell>
              </table:table-row>
              <table:table-row>
                <table:table-cell table:style-name="Table4.A2" office:value-type="string">
                  <text:p text:style-name="P6">تکه، خرده، پاره، ریزه، قطعه، (فلز یا ماشین‌آلات) قراضه، اسقاط، اوراق ،(جمع - خوراک) پس مانده، شب مانده ،خلاصه، کوته نوشت، بخشی از یک نوشتار ،دور انداختن، کنار گذاشتن، به هم زدن ،اوراق کردن ،(جمع - تفاله‌ی پیه و غیره که در ماهیتابه باقی مانده است) جزغاله پیه، دنبه‌ی جزغاله</text:p>
                </table:table-cell>
              </table:table-row>
              <table:table-row>
                <table:table-cell table:style-name="Table4.A1" office:value-type="string">
                  <text:p text:style-name="P2"><text:a xlink:type="simple" xlink:href="http://www.farsidic.com/en/lang/enfa/scrap%20(2)" text:style-name="Internet_20_link" text:visited-style-name="Visited_20_Internet_20_Link"><text:span text:style-name="T21">Scrap (2)</text:span></text:a><text:span text:style-name="T9"> </text:span><text:span text:style-name="T16">noun, intransitive verb \skrap\</text:span></text:p>
                </table:table-cell>
              </table:table-row>
              <table:table-row>
                <table:table-cell table:style-name="Table4.A4" office:value-type="string">
                  <text:p text:style-name="P6">(عامیانه) ،دعوا، مرافعه</text:p>
                </table:table-cell>
              </table:table-row>
            </table:table>
          </table:table-cell>
        </table:table-row>
        <table:table-row>
          <table:table-cell table:style-name="Table3.A2" office:value-type="string">
            <text:p text:style-name="P7"/>
          </table:table-cell>
        </table:table-row>
      </table:table>
      <text:p text:style-name="P9"><text:line-break/></text:p>
      <table:table table:name="Table5" table:style-name="Table5">
        <table:table-column table:style-name="Table5.A"/>
        <table:table-row>
          <table:table-cell table:style-name="Table5.A1" office:value-type="string">
            <text:p text:style-name="P2"><text:a xlink:type="simple" xlink:href="http://www.farsidic.com/en/lang/enfa/vault%20(1)" text:style-name="Internet_20_link" text:visited-style-name="Visited_20_Internet_20_Link"><text:span text:style-name="T22">Vault (1)</text:span></text:a><text:span text:style-name="T14"> </text:span><text:span text:style-name="T16">noun, transitive verb, intransitive verb \vôlt\</text:span></text:p>
          </table:table-cell>
        </table:table-row>
        <table:table-row>
          <table:table-cell table:style-name="Table5.A2" office:value-type="string">
            <text:p text:style-name="P6">(کالبدشناسی - سازواره یا حفره‌ی گنبددار) گنبد، گنبده ،تاق ضربی، تاق قوسی ،(هر جای دارای تاق ضربی به ویژه در زیرزمین) سردابه، سرداب، صفه، چهارصفه، گنبدخانه ،(در بانک و غیره) گاوصندوق، خزانه، اتاق خزاین و امانات بهادار ،مغاره، غار، اشکفت ،(مجازی) آسمان، گنبد جهان ،با تاق ضربی یا گنبد پوشاندن، تاق ضربی زدن، دارای تاق قوسی کردن ،تاق‌نما، هلال‌تاق ،قوسی شدن یا کردن ،مقبره</text:p>
          </table:table-cell>
        </table:table-row>
        <text:soft-page-break/>
        <table:table-row>
          <table:table-cell table:style-name="Table5.A1" office:value-type="string">
            <text:p text:style-name="P2"><text:a xlink:type="simple" xlink:href="http://www.farsidic.com/en/lang/enfa/vault%20(2)" text:style-name="Internet_20_link" text:visited-style-name="Visited_20_Internet_20_Link"><text:span text:style-name="T23">Vault (2)</text:span></text:a><text:span text:style-name="T9"> </text:span><text:span text:style-name="T16">intransitive verb, transitive verb, noun \vôlt\</text:span></text:p>
          </table:table-cell>
        </table:table-row>
        <table:table-row>
          <table:table-cell table:style-name="Table5.A4" office:value-type="string">
            <text:p text:style-name="P6">(به ویژه به کمک دستان یا نیزه و غیره) پریدن، (از روی چیزی) جهیدن، جست زدن ،(مجازی) کامیابی سریع به دست آوردن ،جهش، پرش، جست</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Roya" svg:font-family="IRRoya"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1T01:57:08.029145130</meta:creation-date>
    <dc:date>2023-01-27T04:42:48.837809647</dc:date>
    <meta:editing-duration>PT53M54S</meta:editing-duration>
    <meta:editing-cycles>6</meta:editing-cycles>
    <meta:generator>LibreOffice/7.3.7.2$Linux_X86_64 LibreOffice_project/30$Build-2</meta:generator>
    <meta:document-statistic meta:table-count="5" meta:image-count="0" meta:object-count="0" meta:page-count="2" meta:paragraph-count="15" meta:word-count="311" meta:character-count="1742" meta:non-whitespace-character-count="1445"/>
  </office:meta>
</office:document-meta>
</file>